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" svg:font-family="Calibri"/>
    <style:font-face style:name="Cambria" svg:font-family="Cambria"/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fo:line-height="120%" fo:text-align="justify" style:justify-single-word="false" style:writing-mode="lr-tb"/>
      <style:text-properties fo:font-variant="normal" fo:text-transform="none" fo:color="#000000" style:text-line-through-style="none" style:font-name="Cambria" fo:font-size="13.699999809265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fo:text-align="justify" style:justify-single-word="false" style:writing-mode="lr-tb"/>
      <style:text-properties fo:font-variant="normal" fo:text-transform="none" fo:color="#000000" style:text-line-through-styl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line-height="200%" fo:text-align="justify" style:justify-single-word="fals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 fo:line-height="200%" fo:text-align="justify" style:justify-single-word="false" style:writing-mode="lr-tb"/>
      <style:text-properties fo:font-variant="normal" fo:text-transform="none" fo:color="#000000" style:text-line-through-style="none" style:font-name="Times New Roman1" fo:font-size="13.699999809265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weight="normal"/>
    </style:style>
    <style:style style:name="P6" style:family="paragraph" style:parent-style-name="Text_20_body">
      <style:paragraph-properties fo:margin-top="0cm" fo:margin-bottom="0cm" fo:line-height="120%" fo:text-align="justify" style:justify-single-word="false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20%" fo:text-align="justify" style:justify-single-word="false" style:writing-mode="lr-tb"/>
    </style:style>
    <style:style style:name="P8" style:family="paragraph" style:parent-style-name="Text_20_body" style:list-style-name="L12">
      <style:paragraph-properties fo:margin-top="0cm" fo:margin-bottom="0cm" fo:line-height="120%" fo:text-align="justify" style:justify-single-word="false" style:writing-mode="lr-tb"/>
    </style:style>
    <style:style style:name="P9" style:family="paragraph" style:parent-style-name="Text_20_body">
      <style:paragraph-properties fo:margin-top="0cm" fo:margin-bottom="0cm" fo:line-height="120%" fo:text-align="justify" style:justify-single-word="false" style:writing-mode="lr-tb"/>
      <style:text-properties fo:font-size="12pt" fo:font-weight="normal" style:font-size-asian="12pt" style:font-size-complex="12pt"/>
    </style:style>
    <style:style style:name="P10" style:family="paragraph" style:parent-style-name="Text_20_body">
      <style:paragraph-properties fo:margin-top="0cm" fo:margin-bottom="0cm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.6999998092651pt" fo:font-style="normal" style:text-underline-style="none" fo:font-weight="normal" style:text-blinking="false"/>
    </style:style>
    <style:style style:name="P11" style:family="paragraph" style:parent-style-name="Text_20_body" style:list-style-name="L1">
      <style:paragraph-properties fo:margin-top="0cm" fo:margin-bottom="0cm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.6999998092651pt" fo:font-style="normal" style:text-underline-style="none" fo:font-weight="normal" style:text-blinking="false"/>
    </style:style>
    <style:style style:name="P12" style:family="paragraph" style:parent-style-name="Text_20_body" style:list-style-name="L3">
      <style:paragraph-properties fo:margin-top="0cm" fo:margin-bottom="0cm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.6999998092651pt" fo:font-style="normal" style:text-underline-style="none" fo:font-weight="normal" style:text-blinking="false"/>
    </style:style>
    <style:style style:name="P13" style:family="paragraph" style:parent-style-name="Text_20_body" style:list-style-name="L4">
      <style:paragraph-properties fo:margin-top="0cm" fo:margin-bottom="0cm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.6999998092651pt" fo:font-style="normal" style:text-underline-style="none" fo:font-weight="normal" style:text-blinking="false"/>
    </style:style>
    <style:style style:name="P14" style:family="paragraph" style:parent-style-name="Text_20_body" style:list-style-name="L10">
      <style:paragraph-properties fo:margin-top="0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.6999998092651pt" fo:font-style="normal" style:text-underline-style="none" fo:font-weight="normal" style:text-blinking="false"/>
    </style:style>
    <style:style style:name="P15" style:family="paragraph" style:parent-style-name="Text_20_body" style:list-style-name="L9">
      <style:paragraph-properties fo:margin-top="0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.6999998092651pt" fo:font-style="normal" style:text-underline-style="none" fo:font-weight="bold" style:text-blinking="false"/>
    </style:style>
    <style:style style:name="P16" style:family="paragraph" style:parent-style-name="Text_20_body" style:list-style-name="L8">
      <style:paragraph-properties fo:margin-top="0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.699999809265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10.795cm" fo:margin-right="0cm" fo:margin-top="0cm" fo:margin-bottom="0cm" fo:line-height="120%" fo:text-indent="-10.795cm" style:auto-text-indent="false" style:writing-mode="lr-tb"/>
    </style:style>
    <style:style style:name="P18" style:family="paragraph" style:parent-style-name="Text_20_body">
      <style:paragraph-properties fo:margin-left="10.795cm" fo:margin-right="0cm" fo:margin-top="0cm" fo:margin-bottom="0cm" fo:line-height="120%" fo:text-indent="-10.795cm" style:auto-text-indent="false" style:writing-mode="lr-tb"/>
      <style:text-properties fo:font-size="12pt" fo:font-weight="normal" style:font-size-asian="12pt" style:font-size-complex="12pt"/>
    </style:style>
    <style:style style:name="P19" style:family="paragraph" style:parent-style-name="Text_20_body">
      <style:paragraph-properties fo:margin-left="0cm" fo:margin-right="1.651cm" fo:margin-top="0.353cm" fo:margin-bottom="0.494cm" fo:line-height="120%" fo:text-indent="0cm" style:auto-text-indent="false" style:writing-mode="lr-tb"/>
      <style:text-properties fo:font-variant="normal" fo:text-transform="none" fo:color="#4f81bd" style:text-line-through-style="none" style:font-name="Times New Roman1" fo:font-size="13.6999998092651pt" fo:font-style="italic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left="0cm" fo:margin-right="1.651cm" fo:margin-top="0.353cm" fo:margin-bottom="0.494cm" fo:line-height="120%" fo:text-indent="0cm" style:auto-text-indent="false" style:writing-mode="lr-tb"/>
      <style:text-properties fo:font-weight="normal"/>
    </style:style>
    <style:style style:name="P21" style:family="paragraph" style:parent-style-name="Text_20_body">
      <style:paragraph-properties fo:margin-left="0.635cm" fo:margin-right="0cm" fo:margin-top="0cm" fo:margin-bottom="0cm" fo:line-height="17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3.699999809265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5.08cm" fo:margin-right="0cm" fo:margin-top="0cm" fo:margin-bottom="0cm" fo:line-height="120%" fo:text-align="justify" style:justify-single-word="false" fo:text-indent="0cm" style:auto-text-indent="false" style:writing-mode="lr-tb"/>
      <style:text-properties fo:font-weight="normal"/>
    </style:style>
    <style:style style:name="P23" style:family="paragraph" style:parent-style-name="Text_20_body" style:list-style-name="L5">
      <style:paragraph-properties fo:margin-left="0.182cm" fo:margin-right="0cm" fo:margin-top="0cm" fo:margin-bottom="0cm" fo:line-height="138%" fo:text-align="justify" style:justify-single-word="false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.6999998092651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0.182cm" fo:margin-right="0cm" fo:text-indent="0cm" style:auto-text-indent="false"/>
    </style:style>
    <style:style style:name="P25" style:family="paragraph" style:parent-style-name="Text_20_body" style:list-style-name="L6">
      <style:paragraph-properties fo:margin-left="0cm" fo:margin-right="0cm" fo:margin-top="0cm" fo:margin-bottom="0cm" fo:line-height="138%" fo:text-align="justify" style:justify-single-word="false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.699999809265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7">
      <style:paragraph-properties fo:margin-left="0cm" fo:margin-right="0cm" fo:margin-top="0cm" fo:margin-bottom="0cm" fo:line-height="138%" fo:text-align="justify" style:justify-single-word="false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.6999998092651pt" fo:font-style="italic" style:text-underline-style="none" fo:font-weight="bold" style:text-blinking="false"/>
    </style:style>
    <style:style style:name="P27" style:family="paragraph" style:parent-style-name="Text_20_body" style:list-style-name="L7">
      <style:paragraph-properties fo:margin-left="0cm" fo:margin-right="0cm" fo:margin-top="0cm" fo:margin-bottom="0cm" fo:line-height="138%" fo:text-align="justify" style:justify-single-word="false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.6999998092651pt" fo:font-style="normal" style:text-underline-style="none" fo:font-weight="normal" style:text-blinking="false"/>
    </style:style>
    <style:style style:name="P28" style:family="paragraph" style:parent-style-name="Text_20_body">
      <style:paragraph-properties fo:margin-left="0cm" fo:margin-right="0cm" fo:margin-top="0cm" fo:margin-bottom="0cm" fo:line-height="120%" fo:text-align="justify" style:justify-single-word="false" fo:text-indent="0cm" style:auto-text-indent="false" style:writing-mode="lr-tb"/>
    </style:style>
    <style:style style:name="P29" style:family="paragraph" style:parent-style-name="Text_20_body">
      <style:paragraph-properties fo:margin-left="1.27cm" fo:margin-right="0cm" fo:margin-top="0cm" fo:margin-bottom="0cm" fo:line-height="120%" fo:text-align="justify" style:justify-single-word="false" fo:text-indent="-1.27cm" style:auto-text-indent="false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font-name="Calibri" fo:font-size="13.6999998092651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T3" style:family="text">
      <style:text-properties fo:font-variant="normal" fo:text-transform="none" fo:color="#000000" style:text-line-through-style="none" style:font-name="Calibri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ize="13.6999998092651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Times New Roman1" fo:font-size="13.6999998092651pt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Times New Roman1" fo:font-size="13.6999998092651pt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Times New Roman1" fo:font-size="13.6999998092651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Times New Roman1" fo:font-style="italic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font-name="Times New Roman1" fo:font-style="normal" style:text-underline-style="none" style:text-blinking="false" fo:background-color="transparent"/>
    </style:style>
    <style:style style:name="T13" style:family="text">
      <style:text-properties fo:font-variant="normal" fo:text-transform="none" fo:color="#0000ff" style:text-line-through-style="none" style:font-name="Calibri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14" style:family="text">
      <style:text-properties fo:font-variant="normal" fo:text-transform="none" fo:color="#4f81bd" style:text-line-through-style="none" style:font-name="Times New Roman1" fo:font-size="13.6999998092651pt" fo:font-style="italic" style:text-underline-style="none" fo:font-weight="bold" style:text-blinking="false" fo:background-color="transparent"/>
    </style:style>
    <style:style style:name="T15" style:family="text">
      <style:text-properties fo:font-variant="normal" fo:text-transform="none" fo:color="#4f81bd" style:text-line-through-style="none" style:font-name="Calibri" fo:font-size="13.6999998092651pt" fo:font-style="italic" style:text-underline-style="none" fo:font-weight="bold" style:text-blinking="false" fo:background-color="transparent"/>
    </style:style>
    <style:style style:name="T16" style:family="text">
      <style:text-properties fo:font-variant="normal" fo:text-transform="none" fo:color="#4f81bd" style:text-line-through-style="none" style:text-underline-style="none" style:text-blinking="false" fo:background-color="transparent"/>
    </style:style>
    <style:style style:name="T17" style:family="text">
      <style:text-properties fo:font-variant="normal" fo:text-transform="none" fo:color="#548dd4" style:text-line-through-style="none" style:font-name="Times New Roman1" fo:font-size="13.6999998092651pt" fo:font-style="italic" style:text-underline-style="none" fo:font-weight="bold" style:text-blinking="false" fo:background-color="transparent"/>
    </style:style>
    <style:style style:name="T18" style:family="text">
      <style:text-properties fo:background-color="transparent"/>
    </style:style>
    <style:style style:name="T19" style:family="text">
      <style:text-properties fo:font-size="12pt" fo:background-color="transparen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style:font-name="Times New Roman1" fo:background-color="transparent"/>
    </style:style>
    <style:style style:name="T22" style:family="text">
      <style:text-properties style:font-name="Times New Roman1" fo:font-weight="bold" fo:background-color="transparent"/>
    </style:style>
    <style:style style:name="T23" style:family="text">
      <style:text-properties style:font-name="Times New Roman1" fo:font-style="normal" fo:font-weight="normal" fo:background-color="transparent"/>
    </style:style>
    <style:style style:name="T24" style:family="text">
      <style:text-properties style:font-name="Times New Roman1" fo:font-style="normal" fo:background-color="transparent"/>
    </style:style>
    <style:style style:name="T25" style:family="text">
      <style:text-properties style:font-name="Times New Roman1" fo:font-weight="normal" fo:background-color="transparent"/>
    </style:style>
    <style:style style:name="T26" style:family="text">
      <style:text-properties style:font-name="Times New Roman1" fo:font-size="7.69999980926514pt" fo:font-weight="normal" fo:background-color="transparent"/>
    </style:style>
    <style:style style:name="T27" style:family="text">
      <style:text-properties style:font-name="Times New Roman1" fo:font-size="7.69999980926514pt" fo:background-color="transparent"/>
    </style:style>
    <style:style style:name="T28" style:family="text">
      <style:text-properties style:font-name="Times New Roman1" fo:font-size="13.6999998092651pt" fo:font-style="normal" fo:font-weight="normal"/>
    </style:style>
    <style:style style:name="T29" style:family="text">
      <style:text-properties fo:font-size="15pt" style:font-size-asian="15pt" style:font-size-complex="15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7cm" fo:text-indent="-0.635cm" fo:margin-left="2.23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72cm" fo:text-indent="-0.635cm" fo:margin-left="2.87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07cm" fo:text-indent="-0.635cm" fo:margin-left="3.50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7f3ff7d-e28a-6f38-ab31-ddfd785c73fc"/><text:span text:style-name="T29">E.SUGANYA</text:span><text:span text:style-name="T20"> </text:span></text:p>
      <text:p text:style-name="P2">#9,Kammakotti street</text:p>
      <text:p text:style-name="P9"><text:span text:style-name="T3">Mohalingam Nagar</text:span><text:span text:style-name="T4"> </text:span></text:p>
      <text:p text:style-name="P17"><text:span text:style-name="T2">Kundrathur, <text:s text:c="54"/>Email</text:span><text:a xlink:type="simple" xlink:href="mailto:venkatagiri09@yahoo.com"><text:span text:style-name="T13">:suganyaa.3010@gmail.com </text:span></text:a><text:span text:style-name="T2"><text:s/><text:tab/></text:span></text:p>
      <text:p text:style-name="P18"><text:span text:style-name="T3">Chennai-600069 <text:s text:c="42"/>Contact No</text:span><text:span text:style-name="T5">.</text:span><text:span text:style-name="T6">: </text:span><text:span text:style-name="T11">+91-</text:span><text:span text:style-name="T12">7299436426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P19">CAREER OBJECTIVE</text:p>
      <text:p text:style-name="P21">To secure a challenging position which demands high degree of innovation, efficiency and contribute my skills as professional to the company that hires me and prove myself as a valuable resource.</text:p>
      <text:p text:style-name="P19">ACADEMIC CHRONICLE</text:p>
      <text:list xml:id="list1754018294" text:style-name="L1">
        <text:list-item>
          <text:p text:style-name="P11"><text:span text:style-name="T19">2011 – 2015*</text:span><text:span text:style-name="T18"> <text:s text:c="13"/></text:span><text:span text:style-name="T21">Bachelor of Technology(B.Tech),Information Technology</text:span></text:p>
        </text:list-item>
      </text:list>
      <text:p text:style-name="P28"><text:span text:style-name="T9"><text:tab/><text:tab/><text:tab/><text:tab/> <text:s text:c="4"/>SRI MUTHUKUMARAN INSTITUTE OF <text:tab/><text:tab/><text:tab/><text:tab/><text:tab/><text:tab/> <text:s text:c="4"/>TECHNOLOGY</text:span><text:span text:style-name="T10">,Mangadu </text:span><text:span text:style-name="T9">(84%) </text:span></text:p>
      <text:p text:style-name="P28"><text:span text:style-name="T9"/></text:p>
      <text:list xml:id="list164569048" text:style-name="L12">
        <text:list-item>
          <text:p text:style-name="P8"><text:span text:style-name="T10">2010 - 2011</text:span><text:span text:style-name="T7"> <text:tab/><text:tab/> <text:s text:c="3"/></text:span><text:span text:style-name="T10">HSC. <text:tab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"><text:span text:style-name="T10"><text:s text:c="4"/></text:span><text:span text:style-name="T9">GOVT GIRLS HR SEC SCHOOL</text:span><text:span text:style-name="T10">,Kundrathur,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10"><text:tab/><text:tab/><text:tab/><text:tab/> <text:s text:c="4"/>State Board of Tamilnadu, India </text:span><text:span text:style-name="T9">(91.5%)</text:span></text:p>
      <text:p text:style-name="Text_20_body"/>
      <text:list xml:id="list1918552687" text:style-name="L3">
        <text:list-item>
          <text:p text:style-name="P12"><text:span text:style-name="T21">2009</text:span><text:span text:style-name="T18"> <text:tab/><text:tab/><text:tab/> <text:s text:c="3"/></text:span><text:span text:style-name="T21">SSLC. </text:span></text:p>
        </text:list-item>
      </text:list>
      <text:p text:style-name="P22"><text:span text:style-name="T9"><text:s text:c="4"/>GOVT GIRLS HR SEC SCHOOL</text:span><text:span text:style-name="T8">, Kundrathur,</text:span></text:p>
      <text:p text:style-name="P22"><text:span text:style-name="T8"><text:s text:c="4"/>India </text:span><text:span text:style-name="T9">(95.2%)</text:span></text:p>
      <text:p text:style-name="P19">TECHNOLOGIES</text:p>
      <text:list xml:id="list469579837" text:style-name="L4">
        <text:list-item>
          <text:p text:style-name="P13"><text:span text:style-name="T21">Programming languages <text:tab/><text:tab/> </text:span><text:span text:style-name="T22">:</text:span><text:span text:style-name="T18"> </text:span><text:span text:style-name="T21">SWIFT,C ,C++,JAVA</text:span></text:p>
        </text:list-item>
        <text:list-item>
          <text:p text:style-name="P13"><text:span text:style-name="T21">Particulars in SWIFT<text:tab/><text:tab/> : Parsing(XML and JSON)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21"><text:s/>: Maps(GOOGLE <text:tab/>Maps and MapKit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21"><text:tab/><text:tab/><text:tab/><text:tab/><text:tab/><text:tab/> : SDK(Twitter,Facebook,<text:tab/>PayPal) </text:span></text:p>
      <text:list xml:id="list1934099374" text:continue-numbering="true" text:style-name="L4">
        <text:list-item>
          <text:p text:style-name="P13"><text:span text:style-name="T21">Web programming <text:tab/><text:tab/><text:tab/></text:span><text:span text:style-name="T22">:</text:span><text:span text:style-name="T18"> </text:span><text:span text:style-name="T21">HTML.</text:span></text:p>
        </text:list-item>
        <text:list-item>
          <text:p text:style-name="P13"><text:span text:style-name="T21">Back End <text:tab/><text:tab/><text:tab/><text:tab/></text:span><text:span text:style-name="T22">:</text:span><text:span text:style-name="T18"> </text:span><text:span text:style-name="T21">SQL</text:span></text:p>
        </text:list-item>
      </text:list>
      <text:p text:style-name="P19">PROFESSIONAL SKILLS</text:p>
      <text:list xml:id="list47446867" text:style-name="L5">
        <text:list-item>
          <text:p text:style-name="P23">Able to communicate effectively with multinational, cross-cultural, consisting of clients, vendors, coworkers, and local and regional stakeholders.</text:p>
        </text:list-item>
        <text:list-item>
          <text:p text:style-name="P23">Enthusiastic team member/leader whose participation brings out the best in <text:soft-page-break/>others.</text:p>
        </text:list-item>
        <text:list-item>
          <text:p text:style-name="P23">Self-motivated, self-driven and initiative</text:p>
        </text:list-item>
      </text:list>
      <text:p text:style-name="P24"/>
      <text:p text:style-name="P19">ACHIEVEMENTS: </text:p>
      <text:list xml:id="list544589765" text:style-name="L6">
        <text:list-item>
          <text:p text:style-name="P25">Ranked School 4th in SSLC  and 2nd in HSC .</text:p>
        </text:list-item>
        <text:list-item>
          <text:p text:style-name="P25">Achieved 1st rank holder in department level during 1st and 3rd semesters.</text:p>
        </text:list-item>
        <text:list-item>
          <text:p text:style-name="P25">Participated in national level and technical symposiums in various colleges. </text:p>
        </text:list-item>
      </text:list>
      <text:p text:style-name="P19">INPLANT TRAINING: </text:p>
      <text:list xml:id="list166405974" text:style-name="L7">
        <text:list-item>
          <text:p text:style-name="P26"><text:span text:style-name="T23">Did</text:span><text:span text:style-name="T18"> </text:span><text:span text:style-name="T24">MINI PROJECT </text:span><text:span text:style-name="T23">on </text:span><text:span text:style-name="T24">COURSE</text:span><text:span text:style-name="T18"> </text:span><text:span text:style-name="T24">RESERVATION</text:span><text:span text:style-name="T18"> </text:span><text:span text:style-name="T24">SYSTEM</text:span><text:span text:style-name="T18"> </text:span><text:span text:style-name="T23">.</text:span></text:p>
        </text:list-item>
        <text:list-item>
          <text:p text:style-name="P26"><text:span text:style-name="T23">Participated in training program at </text:span><text:span text:style-name="T24">HCL </text:span><text:span text:style-name="T23">on</text:span><text:span text:style-name="T18"> “</text:span><text:span text:style-name="T24">Hardware,Networking,System Administration and Software” </text:span><text:span text:style-name="T23">for five days</text:span><text:span text:style-name="T24">.</text:span></text:p>
        </text:list-item>
        <text:list-item>
          <text:p text:style-name="P27"><text:span text:style-name="T21">Training on </text:span><text:span text:style-name="T18">“</text:span><text:span text:style-name="T22">Fundamentals</text:span><text:span text:style-name="T18"> </text:span><text:span text:style-name="T22">of</text:span><text:span text:style-name="T18"> </text:span><text:span text:style-name="T22">Telecom</text:span><text:span text:style-name="T18">” </text:span><text:span text:style-name="T21">from </text:span><text:span text:style-name="T22">Bharat</text:span><text:span text:style-name="T18"> </text:span><text:span text:style-name="T22">Sanchar</text:span><text:span text:style-name="T18"> </text:span><text:span text:style-name="T22">Nigam</text:span><text:span text:style-name="T18"> </text:span><text:span text:style-name="T22">Limited</text:span><text:span text:style-name="T21">.</text:span></text:p>
        </text:list-item>
      </text:list>
      <text:p text:style-name="P19">EXTRA CURRICULAR &amp; CO-CURRICULAR ACTIVITIES: </text:p>
      <text:list xml:id="list583025757" text:style-name="L8">
        <text:list-item>
          <text:p text:style-name="P16">Acing the interview conducted on 22 Feb and 23 Feb 2013.</text:p>
        </text:list-item>
      </text:list>
      <text:p text:style-name="Text_20_body"/>
      <text:list xml:id="list1915029418" text:style-name="L9">
        <text:list-item>
          <text:p text:style-name="P15"><text:span text:style-name="T25">Participated in </text:span><text:span text:style-name="T21">ANDROID</text:span><text:span text:style-name="T18"> </text:span><text:span text:style-name="T25">workshop</text:span><text:span text:style-name="T18"> </text:span><text:span text:style-name="T25">conducted on</text:span><text:span text:style-name="T18"> </text:span><text:span text:style-name="T25">16</text:span><text:span text:style-name="T26">th</text:span><text:span text:style-name="T18"> </text:span><text:span text:style-name="T25">August</text:span><text:span text:style-name="T18"> </text:span><text:span text:style-name="T25">2012</text:span><text:span text:style-name="T21">.</text:span></text:p>
        </text:list-item>
      </text:list>
      <text:p text:style-name="Text_20_body"/>
      <text:list xml:id="list1383539870" text:style-name="L10">
        <text:list-item>
          <text:p text:style-name="P14"><text:span text:style-name="T21">Participated in </text:span><text:span text:style-name="T22">SMART</text:span><text:span text:style-name="T18"> </text:span><text:span text:style-name="T22">GRID</text:span><text:span text:style-name="T18"> </text:span><text:span text:style-name="T21">workshop conducted on 6</text:span><text:span text:style-name="T27">th</text:span><text:span text:style-name="T18"> </text:span><text:span text:style-name="T21">March 2013</text:span><text:span text:style-name="T22">.</text:span></text:p>
        </text:list-item>
      </text:list>
      <text:p text:style-name="P20"><text:span text:style-name="T14">ACADEMIC PROJECT</text:span><text:span text:style-name="T15">:</text:span></text:p>
      <text:p text:style-name="P5"><text:span text:style-name="T9">Title: INTELLIGENT</text:span><text:span text:style-name="T4"> </text:span><text:span text:style-name="T9">BASED</text:span><text:span text:style-name="T4"> </text:span><text:span text:style-name="T9">PRODUCT</text:span><text:span text:style-name="T4"> </text:span><text:span text:style-name="T9">ASPECT</text:span><text:span text:style-name="T4"> </text:span><text:span text:style-name="T9">RANKING.</text:span></text:p>
      <text:p text:style-name="P5"><text:span text:style-name="T9">Domain: </text:span><text:span text:style-name="T8">Data Mining</text:span></text:p>
      <text:p text:style-name="P5"><text:span text:style-name="T9">Description: </text:span><text:span text:style-name="T8">This project proposes the ranking framework which automatically identifies the important aspects of products from consumer reviews, aiming at improving the usability of the numerous reviews.</text:span></text:p>
      <text:p text:style-name="P20"><text:span text:style-name="T17">PERSONAL</text:span><text:span text:style-name="T16"> </text:span><text:span text:style-name="T14">PROFILE</text:span><text:span text:style-name="T15">: </text:span><text:span text:style-name="T16"><text:s/></text:span></text:p>
      <text:p text:style-name="P6"><text:span text:style-name="T8">Date of birth</text:span><text:span text:style-name="T4"> <text:tab/><text:tab/></text:span><text:span text:style-name="T1">: </text:span><text:span text:style-name="T8">30-10-1993</text:span></text:p>
      <text:p text:style-name="P6"><text:span text:style-name="T8">Gender <text:tab/><text:tab/><text:tab/></text:span><text:span text:style-name="T1">: </text:span><text:span text:style-name="T8">Female</text:span></text:p>
      <text:p text:style-name="P6"><text:span text:style-name="T8">Marital status</text:span><text:span text:style-name="T4"> <text:tab/><text:tab/></text:span><text:span text:style-name="T1">: </text:span><text:span text:style-name="T8">Single</text:span></text:p>
      <text:p text:style-name="P6"><text:span text:style-name="T8">Father’s name<text:tab/><text:tab/></text:span><text:span text:style-name="T1">:  </text:span><text:span text:style-name="T8">Egambaram.G</text:span></text:p>
      <text:p text:style-name="P29"><text:span text:style-name="T8">Mother tongue</text:span><text:span text:style-name="T4"> <text:tab/><text:tab/></text:span><text:span text:style-name="T1">: </text:span><text:span text:style-name="T8">Tamil</text:span></text:p>
      <text:p text:style-name="P29"><text:span text:style-name="T8">Language Known<text:tab/><text:tab/></text:span><text:span text:style-name="T1">: </text:span><text:span text:style-name="T8">English(r,w,s), Tamil(r,w,s), Telugu(s</text:span><text:span text:style-name="T1">).</text:span></text:p>
      <text:p text:style-name="Text_20_body"/>
      <text:p text:style-name="P20"><text:soft-page-break/><text:span text:style-name="T17">DECLARATION</text:span><text:span text:style-name="T15">:    </text:span></text:p>
      <text:p text:style-name="P3"><text:span text:style-name="T28">I hereby declare that the information given above is true to my knowledge and belief.</text:span></text:p>
      <text:p text:style-name="P4">PLACE: Chennai [E.Suganya]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Calibri" svg:font-family="Calibri"/>
    <style:font-face style:name="Cambria" svg:font-family="Cambria"/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17cm" fo:margin-bottom="1.42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5-24T17:02:37</meta:creation-date>
    <meta:document-statistic meta:table-count="1" meta:image-count="0" meta:object-count="0" meta:page-count="3" meta:paragraph-count="54" meta:word-count="357" meta:character-count="2630"/>
    <dc:date>2016-05-24T17:28:00</dc:date>
    <meta:editing-duration>PT00H09M40S</meta:editing-duration>
    <meta:editing-cycles>1</meta:editing-cycles>
    <meta:generator>OpenOffice.org/3.2$Unix OpenOffice.org_project/320m12$Build-9483</meta:generator>
  </office:meta>
</office:document-meta>
</file>